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 style:parent-style-name="Default_20_Paragraph_20_Font"/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 style:parent-style-name="Default_20_Paragraph_20_Font"/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_10" style:family="text" style:parent-style-name="Default_20_Paragraph_20_Font"/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_12" style:family="text" style:parent-style-name="Default_20_Paragraph_20_Font"/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_14" style:family="text" style:parent-style-name="Default_20_Paragraph_20_Font"/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_16" style:family="text" style:parent-style-name="Default_20_Paragraph_20_Font"/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 style:parent-style-name="Default_20_Paragraph_20_Font"/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9" style:family="text" style:parent-style-name="Default_20_Paragraph_20_Font"/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11" style:family="text" style:parent-style-name="Default_20_Paragraph_20_Font"/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13" style:family="text" style:parent-style-name="Default_20_Paragraph_20_Font"/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15" style:family="text" style:parent-style-name="Default_20_Paragraph_20_Font"/>
    <style:style style:name="T8_1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17" style:family="text" style:parent-style-name="Default_20_Paragraph_20_Font"/>
    <style:style style:name="T8_1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19" style:family="text" style:parent-style-name="Default_20_Paragraph_20_Font"/>
    <style:style style:name="T8_2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Heading_20_1">
      <style:paragraph-properties fo:text-align="left" fo:break-before="auto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5" style:family="text" style:parent-style-name="Default_20_Paragraph_20_Font"/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7" style:family="text" style:parent-style-name="Default_20_Paragraph_20_Font"/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9" style:family="text" style:parent-style-name="Default_20_Paragraph_20_Font"/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11" style:family="text" style:parent-style-name="Default_20_Paragraph_20_Font"/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13" style:family="text" style:parent-style-name="Default_20_Paragraph_20_Font"/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 style:parent-style-name="Default_20_Paragraph_20_Font"/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7" style:family="text" style:parent-style-name="Default_20_Paragraph_20_Font"/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9" style:family="text" style:parent-style-name="Default_20_Paragraph_20_Font"/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1" style:family="text" style:parent-style-name="Default_20_Paragraph_20_Font"/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3" style:family="text" style:parent-style-name="Default_20_Paragraph_20_Font"/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5" style:family="text" style:parent-style-name="Default_20_Paragraph_20_Font"/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7" style:family="text" style:parent-style-name="Default_20_Paragraph_20_Font"/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 style:parent-style-name="Default_20_Paragraph_20_Font"/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irigenten</text:span></text:p>
      <text:p text:style-name="P2"/>
      <text:p text:style-name="P3"><text:span text:style-name="T3_1">Topdirigenten</text:span><text:span text:style-name="T3_2"><text:s/>(</text:span><text:span text:style-name="T3_3">mn</text:span><text:span text:style-name="T3_4"><text:s/></text:span><text:span text:style-name="T3_5">voor</text:span><text:span text:style-name="T3_6"><text:s/></text:span><text:span text:style-name="T3_7">concertjes</text:span><text:span text:style-name="T3_8">)</text:span></text:p>
      <text:p text:style-name="P4"><text:span text:style-name="T4_1">Sanneke</text:span><text:span text:style-name="T4_2"><text:s/></text:span><text:span text:style-name="T4_3">van</text:span><text:span text:style-name="T4_4"><text:s/></text:span><text:span text:style-name="T4_5">der</text:span><text:span text:style-name="T4_6"><text:s/></text:span><text:span text:style-name="T4_7">Ouw</text:span></text:p>
      <text:p text:style-name="P5"><text:span text:style-name="T5_1">Jaap</text:span><text:span text:style-name="T5_2"><text:s/></text:span><text:span text:style-name="T5_3">Overal</text:span></text:p>
      <text:p text:style-name="P6"><text:span text:style-name="T6_1">Hendrikje</text:span><text:span text:style-name="T6_2"><text:s/></text:span><text:span text:style-name="T6_3">Balkenende</text:span></text:p>
      <text:p text:style-name="P7"><text:span text:style-name="T7_1">Rien</text:span><text:span text:style-name="T7_2">ts</text:span><text:span text:style-name="T7_3"><text:s/></text:span><text:span text:style-name="T7_4">van</text:span><text:span text:style-name="T7_5"><text:s/></text:span><text:span text:style-name="T7_6">Goudoever</text:span><text:span text:style-name="T7_7"><text:s/></text:span><text:span text:style-name="T7_8"><text:a xlink:type="simple" xlink:href="mailto:puurgoud@gmail.com"><text:span text:style-name="T7_9">puurgoud</text:span></text:a></text:span><text:span text:style-name="T7_10"><text:a xlink:type="simple" xlink:href="mailto:puurgoud@gmail.com"><text:span text:style-name="T7_11">@</text:span></text:a></text:span><text:span text:style-name="T7_12"><text:a xlink:type="simple" xlink:href="mailto:puurgoud@gmail.com"><text:span text:style-name="T7_13">gmail</text:span></text:a></text:span><text:span text:style-name="T7_14"><text:a xlink:type="simple" xlink:href="mailto:puurgoud@gmail.com"><text:span text:style-name="T7_15">.</text:span></text:a></text:span><text:span text:style-name="T7_16"><text:a xlink:type="simple" xlink:href="mailto:puurgoud@gmail.com"><text:span text:style-name="T7_17">com</text:span></text:a></text:span><text:span text:style-name="T7_18"><text:s/></text:span></text:p>
      <text:p text:style-name="P8"><text:span text:style-name="T8_1">Wieke</text:span><text:span text:style-name="T8_2"><text:s/></text:span><text:span text:style-name="T8_3">ter</text:span><text:span text:style-name="T8_4"><text:s/></text:span><text:span text:style-name="T8_5">Weijde</text:span><text:span text:style-name="T8_6"><text:s/></text:span><text:span text:style-name="T8_7"><text:a xlink:type="simple" xlink:href="mailto:wieke_rianne@hotmail.com"><text:span text:style-name="T8_8">wieke</text:span></text:a></text:span><text:span text:style-name="T8_9"><text:a xlink:type="simple" xlink:href="mailto:wieke_rianne@hotmail.com"><text:span text:style-name="T8_10">_</text:span></text:a></text:span><text:span text:style-name="T8_11"><text:a xlink:type="simple" xlink:href="mailto:wieke_rianne@hotmail.com"><text:span text:style-name="T8_12">rianne</text:span></text:a></text:span><text:span text:style-name="T8_13"><text:a xlink:type="simple" xlink:href="mailto:wieke_rianne@hotmail.com"><text:span text:style-name="T8_14">@</text:span></text:a></text:span><text:span text:style-name="T8_15"><text:a xlink:type="simple" xlink:href="mailto:wieke_rianne@hotmail.com"><text:span text:style-name="T8_16">hotmail</text:span></text:a></text:span><text:span text:style-name="T8_17"><text:a xlink:type="simple" xlink:href="mailto:wieke_rianne@hotmail.com"><text:span text:style-name="T8_18">.</text:span></text:a></text:span><text:span text:style-name="T8_19"><text:a xlink:type="simple" xlink:href="mailto:wieke_rianne@hotmail.com"><text:span text:style-name="T8_20">com</text:span></text:a></text:span><text:span text:style-name="T8_21"><text:s/></text:span></text:p>
      <text:p text:style-name="P9"><text:span text:style-name="T9_1">Sebastiaan</text:span><text:span text:style-name="T9_2"><text:s/></text:span><text:span text:style-name="T9_3">Smeets</text:span></text:p>
      <text:p text:style-name="P10"><text:span text:style-name="T10_1">Noortje</text:span><text:span text:style-name="T10_2"><text:s/></text:span><text:span text:style-name="T10_3">Wijkamp</text:span></text:p>
      <text:p text:style-name="P11"/>
      <text:h text:style-name="P12"><text:span text:style-name="T12_1">Repetitiedirigenten</text:span></text:h>
      <text:p text:style-name="P13"><text:span text:style-name="T13_1">Evert</text:span><text:span text:style-name="T13_2"><text:s/></text:span><text:span text:style-name="T13_3">Bouman</text:span><text:span text:style-name="T13_4"><text:s/></text:span><text:span text:style-name="T13_5"><text:a xlink:type="simple" xlink:href="mailto:evertbouman@gmail.com"><text:span text:style-name="T13_6">evertbouman</text:span></text:a></text:span><text:span text:style-name="T13_7"><text:a xlink:type="simple" xlink:href="mailto:evertbouman@gmail.com"><text:span text:style-name="T13_8">@</text:span></text:a></text:span><text:span text:style-name="T13_9"><text:a xlink:type="simple" xlink:href="mailto:evertbouman@gmail.com"><text:span text:style-name="T13_10">gmail</text:span></text:a></text:span><text:span text:style-name="T13_11"><text:a xlink:type="simple" xlink:href="mailto:evertbouman@gmail.com"><text:span text:style-name="T13_12">.</text:span></text:a></text:span><text:span text:style-name="T13_13"><text:a xlink:type="simple" xlink:href="mailto:evertbouman@gmail.com"><text:span text:style-name="T13_14">com</text:span></text:a></text:span><text:span text:style-name="T13_15"><text:s/></text:span></text:p>
      <text:p text:style-name="P14"><text:span text:style-name="T14_1">Allard</text:span><text:span text:style-name="T14_2"><text:s/></text:span><text:span text:style-name="T14_3">Veldman</text:span><text:span text:style-name="T14_4"><text:s/></text:span><text:span text:style-name="T14_5"><text:a xlink:type="simple" xlink:href="mailto:allard.veldman@gmail.com"><text:span text:style-name="T14_6">allard</text:span></text:a></text:span><text:span text:style-name="T14_7"><text:a xlink:type="simple" xlink:href="mailto:allard.veldman@gmail.com"><text:span text:style-name="T14_8">.</text:span></text:a></text:span><text:span text:style-name="T14_9"><text:a xlink:type="simple" xlink:href="mailto:allard.veldman@gmail.com"><text:span text:style-name="T14_10">veldman</text:span></text:a></text:span><text:span text:style-name="T14_11"><text:a xlink:type="simple" xlink:href="mailto:allard.veldman@gmail.com"><text:span text:style-name="T14_12">@</text:span></text:a></text:span><text:span text:style-name="T14_13"><text:a xlink:type="simple" xlink:href="mailto:allard.veldman@gmail.com"><text:span text:style-name="T14_14">gmail</text:span></text:a></text:span><text:span text:style-name="T14_15"><text:a xlink:type="simple" xlink:href="mailto:allard.veldman@gmail.com"><text:span text:style-name="T14_16">.</text:span></text:a></text:span><text:span text:style-name="T14_17"><text:a xlink:type="simple" xlink:href="mailto:allard.veldman@gmail.com"><text:span text:style-name="T14_18">com</text:span></text:a></text:span><text:span text:style-name="T14_19"><text:s/>(</text:span><text:span text:style-name="T14_20">oud</text:span><text:span text:style-name="T14_21">-</text:span><text:span text:style-name="T14_22">lid</text:span><text:span text:style-name="T14_23">,<text:s/></text:span><text:span text:style-name="T14_24">weet</text:span><text:span text:style-name="T14_25"><text:s/></text:span><text:span text:style-name="T14_26">niet</text:span><text:span text:style-name="T14_27"><text:s/></text:span><text:span text:style-name="T14_28">of</text:span><text:span text:style-name="T14_29"><text:s/></text:span><text:span text:style-name="T14_30">hij</text:span><text:span text:style-name="T14_31"><text:s/></text:span><text:span text:style-name="T14_32">ook</text:span><text:span text:style-name="T14_33"><text:s/></text:span><text:span text:style-name="T14_34">concertjes</text:span><text:span text:style-name="T14_35"><text:s/></text:span><text:span text:style-name="T14_36">dirigeerde</text:span><text:span text:style-name="T14_37">)</text:span></text:p>
      <text:p text:style-name="P15"><text:span text:style-name="T15_1">Uub</text:span><text:span text:style-name="T15_2"><text:s/></text:span><text:span text:style-name="T15_3">Jacobs</text:span><text:span text:style-name="T15_4">e</text:span><text:span text:style-name="T15_5">n</text:span><text:span text:style-name="T15_6"><text:s/></text:span></text:p>
      <text:p text:style-name="P16"><text:span text:style-name="T16_1">Dorien</text:span><text:span text:style-name="T16_2"><text:s/></text:span><text:span text:style-name="T16_3">Langeveld</text:span><text:span text:style-name="T16_4"><text:s/>(</text:span><text:span text:style-name="T16_5">speelt</text:span><text:span text:style-name="T16_6"><text:s/></text:span><text:span text:style-name="T16_7">ook</text:span><text:span text:style-name="T16_8"><text:s/></text:span><text:span text:style-name="T16_9">goed</text:span><text:span text:style-name="T16_10"><text:s/></text:span><text:span text:style-name="T16_11">piano</text:span><text:span text:style-name="T16_12">)</text:span></text:p>
      <text:p text:style-name="P17"><text:span text:style-name="T17_1">Noortje</text:span><text:span text:style-name="T17_2"><text:s/></text:span><text:span text:style-name="T17_3">Wijkamp</text:span></text:p>
      <text:p text:style-name="P18"><text:span text:style-name="T18_1">Frauke</text:span><text:span text:style-name="T18_2"><text:s/></text:span><text:span text:style-name="T18_3">van</text:span><text:span text:style-name="T18_4"><text:s/></text:span><text:span text:style-name="T18_5">der</text:span><text:span text:style-name="T18_6"><text:s/></text:span><text:span text:style-name="T18_7">Veek</text:span></text:p>
      <text:p text:style-name="P19"><text:span text:style-name="T19_1">Thijs</text:span><text:span text:style-name="T19_2"><text:s/></text:span><text:span text:style-name="T19_3">van</text:span><text:span text:style-name="T19_4"><text:s/></text:span><text:span text:style-name="T19_5">Dijk</text:span><text:span text:style-name="T19_6"><text:s/>(</text:span><text:span text:style-name="T19_7">heeft</text:span><text:span text:style-name="T19_8"><text:s/></text:span><text:span text:style-name="T19_9">in</text:span><text:span text:style-name="T19_10"><text:s/>2010<text:s/></text:span><text:span text:style-name="T19_11">uiteindelijk</text:span><text:span text:style-name="T19_12"><text:s/></text:span><text:span text:style-name="T19_13">niet</text:span><text:span text:style-name="T19_14"><text:s/></text:span><text:span text:style-name="T19_15">gedirigeerd</text:span><text:span text:style-name="T19_16">)</text:span></text:p>
      <text:p text:style-name="P20"><text:span text:style-name="T20_1">Sandra</text:span><text:span text:style-name="T20_2"><text:s/></text:span><text:span text:style-name="T20_3">Karten</text:span><text:span text:style-name="T20_4"><text:s/>(</text:span><text:span text:style-name="T20_5">heeft</text:span><text:span text:style-name="T20_6"><text:s/></text:span><text:span text:style-name="T20_7">in</text:span><text:span text:style-name="T20_8"><text:s/>2010<text:s/></text:span><text:span text:style-name="T20_9">uiteindelijk</text:span><text:span text:style-name="T20_10"><text:s/></text:span><text:span text:style-name="T20_11">niet</text:span><text:span text:style-name="T20_12"><text:s/></text:span><text:span text:style-name="T20_13">gedirigeerd</text:span><text:span text:style-name="T20_14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/>
      <style:text-properties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.499cm" fo:margin-bottom="2.499cm" fo:margin-left="2.499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